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text-properties officeooo:paragraph-rsid="0c8b5238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8c21b9"/>
    </style:style>
    <style:style style:name="P62" style:family="paragraph" style:parent-style-name="Standard">
      <style:text-properties officeooo:paragraph-rsid="0d72706e"/>
    </style:style>
    <style:style style:name="P63" style:family="paragraph" style:parent-style-name="Standard">
      <style:text-properties officeooo:paragraph-rsid="0dbec325"/>
    </style:style>
    <style:style style:name="P64" style:family="paragraph" style:parent-style-name="Standard">
      <style:text-properties officeooo:paragraph-rsid="0dedec60"/>
    </style:style>
    <style:style style:name="P65" style:family="paragraph" style:parent-style-name="Standard">
      <style:text-properties officeooo:paragraph-rsid="0e03342d"/>
    </style:style>
    <style:style style:name="P66" style:family="paragraph" style:parent-style-name="Standard">
      <style:text-properties officeooo:paragraph-rsid="0e0463fc"/>
    </style:style>
    <style:style style:name="P67" style:family="paragraph" style:parent-style-name="Standard">
      <style:text-properties officeooo:paragraph-rsid="0e051aee"/>
    </style:style>
    <style:style style:name="P68" style:family="paragraph" style:parent-style-name="Standard">
      <style:text-properties officeooo:paragraph-rsid="0e0bda5c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38fc62"/>
    </style:style>
    <style:style style:name="P71" style:family="paragraph" style:parent-style-name="Standard">
      <style:text-properties officeooo:paragraph-rsid="0e61c509"/>
    </style:style>
    <style:style style:name="P72" style:family="paragraph" style:parent-style-name="Standard">
      <style:text-properties officeooo:paragraph-rsid="0e671814"/>
    </style:style>
    <style:style style:name="P73" style:family="paragraph" style:parent-style-name="Standard">
      <style:text-properties officeooo:paragraph-rsid="0e82f1b0"/>
    </style:style>
    <style:style style:name="P74" style:family="paragraph" style:parent-style-name="Standard">
      <style:text-properties officeooo:paragraph-rsid="0e8aa5aa"/>
    </style:style>
    <style:style style:name="P75" style:family="paragraph" style:parent-style-name="Standard">
      <style:text-properties officeooo:rsid="0e8aa5aa" officeooo:paragraph-rsid="0e8aa5aa"/>
    </style:style>
    <style:style style:name="P76" style:family="paragraph" style:parent-style-name="Standard">
      <style:text-properties officeooo:paragraph-rsid="0eb9c424"/>
    </style:style>
    <style:style style:name="P77" style:family="paragraph" style:parent-style-name="Footnote">
      <style:text-properties officeooo:rsid="043ccc66" officeooo:paragraph-rsid="0e849f1d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9" style:family="paragraph" style:parent-style-name="Standard">
      <style:text-properties officeooo:paragraph-rsid="0ecd4bf5"/>
    </style:style>
    <style:style style:name="P80" style:family="paragraph" style:parent-style-name="Footnote">
      <style:text-properties officeooo:paragraph-rsid="0f025efd"/>
    </style:style>
    <style:style style:name="P81" style:family="paragraph" style:parent-style-name="Footnote">
      <style:text-properties officeooo:paragraph-rsid="0f051f9f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Footnote">
      <style:text-properties officeooo:paragraph-rsid="0f41a60d"/>
    </style:style>
    <style:style style:name="P87" style:family="paragraph" style:parent-style-name="Standard">
      <style:text-properties officeooo:paragraph-rsid="0f466349"/>
    </style:style>
    <style:style style:name="P88" style:family="paragraph" style:parent-style-name="Footnote">
      <style:text-properties officeooo:paragraph-rsid="0f12f362"/>
    </style:style>
    <style:style style:name="P89" style:family="paragraph" style:parent-style-name="Standard">
      <style:text-properties officeooo:paragraph-rsid="0f66ac7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tyle="normal" style:text-underline-style="none" style:font-style-asian="normal" style:font-style-complex="normal"/>
    </style:style>
    <style:style style:name="T24" style:family="text">
      <style:text-properties style:font-name="Liberation Sans" fo:font-style="normal" style:text-underline-style="none" officeooo:rsid="038c274c" style:font-style-asian="normal" style:font-style-complex="normal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6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6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7" style:family="text">
      <style:text-properties fo:color="#000000" loext:opacity="100%" style:font-name="Liberation Sans" fo:font-size="12pt" style:font-size-asian="12pt" style:font-size-complex="12pt"/>
    </style:style>
    <style:style style:name="T27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9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1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officeooo:rsid="047da547"/>
    </style:style>
    <style:style style:name="T2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style:font-size-asian="12pt" style:font-size-complex="12pt"/>
    </style:style>
    <style:style style:name="T317" style:family="text">
      <style:text-properties officeooo:rsid="04473353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officeooo:rsid="0aace3cd"/>
    </style:style>
    <style:style style:name="T320" style:family="text">
      <style:text-properties fo:font-size="10pt" style:font-size-asian="10pt" style:font-size-complex="10pt"/>
    </style:style>
    <style:style style:name="T321" style:family="text">
      <style:text-properties officeooo:rsid="0394a435"/>
    </style:style>
    <style:style style:name="T3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officeooo:rsid="0cf7e116"/>
    </style:style>
    <style:style style:name="T326" style:family="text">
      <style:text-properties officeooo:rsid="0b952edb"/>
    </style:style>
    <style:style style:name="T327" style:family="text">
      <style:text-properties loext:padding="0.049cm" loext:border="0.31pt solid #000000"/>
    </style:style>
    <style:style style:name="T328" style:family="text">
      <style:text-properties officeooo:rsid="0eef9ccc"/>
    </style:style>
    <style:style style:name="T329" style:family="text">
      <style:text-properties officeooo:rsid="0e80285f"/>
    </style:style>
    <style:style style:name="T330" style:family="text">
      <style:text-properties officeooo:rsid="0e838e2a"/>
    </style:style>
    <style:style style:name="T331" style:family="text">
      <style:text-properties officeooo:rsid="0e83c34e"/>
    </style:style>
    <style:style style:name="T332" style:family="text">
      <style:text-properties officeooo:rsid="0f1609ab"/>
    </style:style>
    <style:style style:name="T333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1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4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5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6" style:family="text">
      <style:text-properties fo:color="#808080" loext:opacity="100%" style:font-name="Liberation Sans" fo:font-size="12pt" style:font-size-asian="12pt" style:font-size-complex="12pt"/>
    </style:style>
    <style:style style:name="T34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0ada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T235">C</text:span><text:span text:style-name="T234">hecklist voor </text:span><text:span text:style-name="T236">de installatie</text:span><text:span text:style-name="T234"> van </text:span><text:reference-mark-start text:name="Distributie"/><text:span text:style-name="T237">Debian</text:span><text:reference-mark-end text:name="Distributie"/><text:span text:style-name="T238"> </text:span><text:reference-mark-start text:name="Versie"/><text:span text:style-name="T237">1</text:span><text:span text:style-name="T239">1</text:span><text:reference-mark-end text:name="Versie"/><text:span text:style-name="Strong_20_Emphasis"><text:span text:style-name="T273"> </text:span></text:span><text:span text:style-name="Strong_20_Emphasis"><text:span text:style-name="T274">LTS</text:span></text:span><text:span text:style-name="T240"><text:note text:id="ftn1" text:note-class="footnote"><text:note-citation>1</text:note-citation><text:note-body><text:p text:style-name="P28"><text:span text:style-name="T321">Deze versie </text:span><text:span text:style-name="T321"><text:reference-ref text:reference-format="text" text:ref-name="Versie">11</text:reference-ref></text:span><text:span text:style-name="T332"><text:s/></text:span><text:span text:style-name="T281">is een zogenaamde LTS-versie (</text:span><text:span text:style-name="T282">LTS=</text:span><text:span text:style-name="T281">Long-Term Support, langetermijnondersteuning).<text:line-break/></text:span><text:span text:style-name="T283">Deze</text:span><text:span text:style-name="T281"> LTS-versie wordt </text:span><text:span text:style-name="T290">vanaf vrijgave (</text:span><text:span text:style-name="T288">augustus 2021</text:span><text:span text:style-name="T290">) </text:span><text:span text:style-name="T289">vijf</text:span><text:span text:style-name="T281"> jaar ondersteund</text:span><text:span text:style-name="T285"> </text:span><text:span text:style-name="T281">(tot </text:span><text:span text:style-name="T288">augustus</text:span><text:span text:style-name="T283"> </text:span><text:span text:style-name="T281">202</text:span><text:span text:style-name="T284">6</text:span><text:span text:style-name="T285">)</text:span><text:span text:style-name="T286">.</text:span></text:p></text:note-body></text:note></text:span><text:span text:style-name="T243"> </text:span><text:reference-mark-start text:name="Editie"/><text:span text:style-name="T244">D</text:span><text:span text:style-name="T242">esktop</text:span><text:reference-mark-end text:name="Editie"/><text:span text:style-name="T241"> </text:span><text:span text:style-name="T243">(</text:span><text:span text:style-name="T245">B</text:span><text:span text:style-name="T246">ullseye</text:span><text:span text:style-name="T243">).</text:span></text:p>
      <text:p text:style-name="P4"/>
      <text:p text:style-name="P84"><text:span text:style-name="T37">Kijk op</text:span><text:span text:style-name="T266"> </text:span><text:a xlink:type="simple" xlink:href="https://karelzimmer.nl/" text:style-name="Internet_20_link" text:visited-style-name="Visited_20_Internet_20_Link"><text:span text:style-name="T9">karelzimmer.nl</text:span></text:a><text:span text:style-name="T266"> </text:span><text:span text:style-name="T291">voor</text:span><text:span text:style-name="T292"> </text:span><text:span text:style-name="T293">deze en andere </text:span><text:span text:style-name="T294">Linux documenten</text:span><text:span text:style-name="T38">, scripts, </text:span><text:span text:style-name="T39">en informatie</text:span><text:span text:style-name="T38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6"/>
      <text:p text:style-name="P35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5">(zie toelichting)</text:span><text:span text:style-name="T19">:</text:span></text:p>
      <text:p text:style-name="P31"><text:span text:style-name="Definition"><text:span text:style-name="T297">g</text:span></text:span><text:span text:style-name="Definition"><text:span text:style-name="T296">ebruiker</text:span></text:span><text:span text:style-name="Definition"><text:span text:style-name="T300"><text:tab/><text:tab/></text:span></text:span><text:span text:style-name="Definition"><text:span text:style-name="T316"> <text:tab/><text:tab/></text:span></text:span><text:span text:style-name="T301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1"><text:tab/></text:span><text:span text:style-name="T302">(</text:span><text:span text:style-name="T298">volledige naam, bijv. </text:span><text:span text:style-name="T314">J</text:span><text:span text:style-name="T315">a</text:span><text:span text:style-name="T314">n </text:span><text:span text:style-name="T315">Jansen</text:span><text:span text:style-name="T299">)</text:span></text:p>
      <text:p text:style-name="Standard"><text:span text:style-name="Definition"><text:span text:style-name="T297">g</text:span></text:span><text:span text:style-name="Definition"><text:span text:style-name="T296">ebruikersnaam<text:tab/></text:span></text:span><text:span text:style-name="Definition"><text:span text:style-name="T296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6"><text:tab/></text:span></text:span><text:span text:style-name="T10">(korte naam, bijv. </text:span><text:span text:style-name="T264">j</text:span><text:span text:style-name="T265">a</text:span><text:span text:style-name="T264">n</text:span><text:span text:style-name="T10">)</text:span></text:p>
      <text:p text:style-name="P30"><text:span text:style-name="Definition"><text:span text:style-name="T304">c</text:span></text:span><text:span text:style-name="Definition"><text:span text:style-name="T303">omputernaam<text:tab/><text:tab/></text:span></text:span><text:span text:style-name="Definition"><text:span text:style-name="T301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1"><text:tab/></text:span></text:span><text:span text:style-name="Definition"><text:span text:style-name="T307">(</text:span></text:span><text:span text:style-name="Definition"><text:span text:style-name="T308">naam van de compute</text:span></text:span><text:span text:style-name="Definition"><text:span text:style-name="T309">r, </text:span></text:span><text:span text:style-name="Definition"><text:span text:style-name="T310">bijv. p</text:span></text:span><text:span text:style-name="Definition"><text:span text:style-name="T311">c02</text:span></text:span><text:span text:style-name="Definition"><text:span text:style-name="T307">)</text:span></text:span></text:p>
      <text:p text:style-name="P30"><text:span text:style-name="Definition"><text:span text:style-name="T297">o</text:span></text:span><text:span text:style-name="Definition"><text:span text:style-name="T296">pstartmenu</text:span></text:span><text:span text:style-name="Definition"><text:span text:style-name="T301"><text:tab/><text:tab/><text:tab/></text:span></text:span><text:span text:style-name="Definition"><text:span text:style-name="T301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1"><text:tab/></text:span></text:span><text:span text:style-name="Definition"><text:span text:style-name="T307">(</text:span></text:span><text:span text:style-name="Definition"><text:span text:style-name="T308">to</text:span></text:span><text:span text:style-name="Definition"><text:span text:style-name="T312">ets voor het opstartmedium</text:span></text:span><text:span text:style-name="Definition"><text:span text:style-name="T313">)</text:span></text:span></text:p>
      <text:p text:style-name="P30"><text:span text:style-name="Definition"><text:span text:style-name="T305">i</text:span></text:span><text:span text:style-name="Definition"><text:span text:style-name="T306">nstellingen</text:span></text:span><text:span text:style-name="T307"><text:tab/> <text:tab/><text:tab/></text:span><text:span text:style-name="T307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07"><text:tab/>(</text:span><text:span text:style-name="T308">toets voor het BIOS/UEFI-scherm</text:span><text:span text:style-name="T307">)</text:span></text:p>
      <text:p text:style-name="P33"><text:span text:style-name="Definition"><text:span text:style-name="T334">g</text:span></text:span><text:span text:style-name="Definition"><text:span text:style-name="T333">ebruiker</text:span></text:span><text:span text:style-name="Definition"><text:span text:style-name="T335">2</text:span></text:span><text:span text:style-name="Definition"><text:span text:style-name="T336"><text:tab/></text:span></text:span><text:span text:style-name="Definition"><text:span text:style-name="T346"> <text:tab/><text:tab/></text:span></text:span><text:span text:style-name="T337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7"><text:tab/></text:span><text:span text:style-name="T338">(</text:span><text:span text:style-name="T339">volledige naam </text:span><text:span text:style-name="T340">evt. 2</text:span><text:span text:style-name="T347">e</text:span><text:span text:style-name="T340"> gebruiker</text:span><text:span text:style-name="T341">)</text:span></text:p>
      <text:p text:style-name="P79"><text:span text:style-name="Definition"><text:span text:style-name="T334">g</text:span></text:span><text:span text:style-name="Definition"><text:span text:style-name="T333">ebruikersnaam</text:span></text:span><text:span text:style-name="Definition"><text:span text:style-name="T335">2</text:span></text:span><text:span text:style-name="Definition"><text:span text:style-name="T342"><text:tab/></text:span></text:span><text:span text:style-name="Definition"><text:span text:style-name="T342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2"><text:tab/></text:span></text:span><text:span text:style-name="T343">(korte naam</text:span><text:span text:style-name="T344"> </text:span><text:span text:style-name="T345">evt. 2</text:span><text:span text:style-name="T348">e</text:span><text:span text:style-name="T345"> gebruiker</text:span><text:span text:style-name="T343">)</text:span></text:p>
      <text:p text:style-name="P33"><text:span text:style-name="T252">Vervang </text:span><text:span text:style-name="Definition"><text:span text:style-name="T12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37"/>
      <text:p text:style-name="P32"><text:span text:style-name="Strong_20_Emphasis"><text:span text:style-name="T260"/></text:span></text:p>
      <text:p text:style-name="P34"><text:span text:style-name="T262">Nog niet op Linux?</text:span><text:span text:style-name="T254"><text:tab/></text:span><text:span text:style-name="T257"><text:tab/></text:span><text:span text:style-name="T258">G</text:span><text:span text:style-name="T251">ebruik </text:span><text:span text:style-name="Strong_20_Emphasis"><text:span text:style-name="T263">Checklist migratie</text:span></text:span><text:span text:style-name="T251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5"> onder </text:span><text:span text:style-name="T261">Linux</text:span><text:span text:style-name="T256">.</text:span></text:p>
      <text:p text:style-name="P22"><text:span text:style-name="T232">Nieuwe installatie?</text:span><text:span text:style-name="T227"><text:tab/></text:span><text:span text:style-name="T229"></text:span><text:span text:style-name="T231"><text:tab/></text:span><text:span text:style-name="T230">B</text:span><text:span text:style-name="T227">egin bij hoofdstuk </text:span><text:span text:style-name="T232"><text:bookmark-ref text:reference-format="page" text:ref-name="__RefNumPara__4009_1271708128">2</text:bookmark-ref></text:span><text:span text:style-name="T232"><text:s text:c="2"/></text:span><text:span text:style-name="T233"><text:bookmark-ref text:reference-format="text" text:ref-name="__RefNumPara__4009_1271708128">Installatie uitvoeren</text:bookmark-ref></text:span><text:span text:style-name="T228">.</text:span></text:p>
      <text:p text:style-name="P29"><text:span text:style-name="Strong_20_Emphasis"><text:span text:style-name="T259"/></text:span></text:p>
      <text:p text:style-name="P29"><text:span text:style-name="Strong_20_Emphasis"><text:span text:style-name="T259"/></text:span></text:p>
      <text:list xml:id="list1215905728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7"><text:note text:id="ftn2" text:note-class="footnote"><text:note-citation>2</text:note-citation><text:note-body><text:p text:style-name="P26"><text:span text:style-name="T194">E</text:span><text:span text:style-name="T197">v</text:span><text:span text:style-name="T198">en</text:span><text:span text:style-name="T200">t</text:span><text:span text:style-name="T201">uele </text:span><text:span text:style-name="T202">extra </text:span><text:span text:style-name="T204">gebruiker</text:span><text:span text:style-name="T202">s aanmelden </text:span><text:span text:style-name="T203">en dezelfde stappen uitvoeren</text:span><text:span text:style-name="T199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8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88"><text:span text:style-name="T330">Debian-</text:span><text:span text:style-name="T331">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4">karelzimmer.nl</text:span></text:span></text:a><text:span text:style-name="Strong_20_Emphasis"><text:span text:style-name="T220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3"><text:span text:style-name="T247">De </text:span><text:span text:style-name="T248">Super</text:span><text:span text:style-name="T247">-toets is de Windows</text:span><text:span text:style-name="T249">-</text:span><text:span text:style-name="T250">toets</text:span><text:span text:style-name="T247">, </text:span><text:span text:style-name="T249">C</text:span><text:span text:style-name="T247">ommand-</text:span><text:span text:style-name="T250">toets</text:span><text:span text:style-name="T247">, of </text:span><text:span text:style-name="T249">V</text:span><text:span text:style-name="T247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/text:p>
            <text:p text:style-name="P63"><text:span text:style-name="User_20_Entry"><text:span text:style-name="T33"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3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2">1</text:span></text:span><text:span text:style-name="Strong_20_Emphasis"><text:span text:style-name="T143"> </text:span></text:span><text:span text:style-name="Strong_20_Emphasis"><text:span text:style-name="T144">In</text:span></text:span><text:span text:style-name="Strong_20_Emphasis"><text:span text:style-name="T136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39"/>
      <text:list xml:id="list80053285858219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5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4"><text:span text:style-name="T277">Start de computer op vanaf </text:span><text:span text:style-name="T278">een </text:span><text:span text:style-name="T278"><text:reference-ref text:reference-format="text" text:ref-name="Distributie">Debian</text:reference-ref></text:span><text:span text:style-name="T278"><text:s/></text:span><text:span text:style-name="Strong_20_Emphasis"><text:span text:style-name="T267"><text:reference-ref text:reference-format="text" text:ref-name="Versie">11</text:reference-ref></text:span></text:span><text:span text:style-name="Strong_20_Emphasis"><text:span text:style-name="T267"><text:s/></text:span></text:span><text:span text:style-name="T279">(</text:span><text:span text:style-name="T280">Live</text:span><text:span text:style-name="T158"><text:note text:id="ftn5" text:note-class="footnote"><text:note-citation>1</text:note-citation><text:note-body><text:p text:style-name="P27"><text:span text:style-name="T317">Vanaf ee</text:span>n Live <text:span text:style-name="T319">USB-stick </text:span><text:span text:style-name="T328">(</text:span><text:span text:style-name="T319">of </text:span><text:span text:style-name="T328">cd/dvd</text:span><text:span text:style-name="T287">)</text:span><text:span text:style-name="T320"> </text:span>kunt <text:span text:style-name="T317">u opstarten en</text:span> met <text:reference-ref text:reference-format="text" text:ref-name="Distributie">Debian</text:reference-ref><text:s/>werken zonder deze te installeren.</text:p></text:note-body></text:note></text:span><text:span text:style-name="T159">)</text:span><text:span text:style-name="T157"> </text:span><text:span text:style-name="T160">GNOME</text:span><text:span text:style-name="T157"> </text:span><text:span text:style-name="T161">USB-stick</text:span><text:span text:style-name="T161"><text:note text:id="ftn6" text:note-class="footnote"><text:note-citation>2</text:note-citation><text:note-body><text:p text:style-name="P86"><text:span text:style-name="T20">D</text:span><text:span text:style-name="Strong_20_Emphasis"><text:span text:style-name="T166">ow</text:span></text:span><text:span text:style-name="Strong_20_Emphasis"><text:span text:style-name="T167">nload </text:span></text:span><text:span text:style-name="Strong_20_Emphasis"><text:span text:style-name="T164">e</text:span></text:span><text:span text:style-name="Strong_20_Emphasis"><text:span text:style-name="T168">e</text:span></text:span><text:span text:style-name="Strong_20_Emphasis"><text:span text:style-name="T169">n</text:span></text:span><text:span text:style-name="Strong_20_Emphasis"><text:span text:style-name="T191"> </text:span></text:span><text:span text:style-name="Strong_20_Emphasis"><text:span text:style-name="T167">Live CD </text:span></text:span><text:span text:style-name="Strong_20_Emphasis"><text:span text:style-name="T170">v</text:span></text:span><text:span text:style-name="Strong_20_Emphasis"><text:span text:style-name="T171">anaf</text:span></text:span><text:span text:style-name="Strong_20_Emphasis"><text:span text:style-name="T172"> </text:span></text:span><text:a xlink:type="simple" xlink:href="https://www.debian.org/CD/live/" text:style-name="Internet_20_link" text:visited-style-name="Visited_20_Internet_20_Link"><text:span text:style-name="Strong_20_Emphasis"><text:span text:style-name="T322">debian.org/cd/live</text:span></text:span></text:a><text:span text:style-name="Strong_20_Emphasis"><text:span text:style-name="T172">, blader naar beneden en klik op <text:line-break/></text:span></text:span><text:span text:style-name="Strong_20_Emphasis"><text:span text:style-name="T178">unofficial live images for </text:span></text:span><text:span text:style-name="Strong_20_Emphasis"><text:span text:style-name="T183">“</text:span></text:span><text:span text:style-name="Strong_20_Emphasis"><text:span text:style-name="T192">stable</text:span></text:span><text:span text:style-name="Strong_20_Emphasis"><text:span text:style-name="T183">”</text:span></text:span><text:span text:style-name="Strong_20_Emphasis"><text:span text:style-name="T178"> with firmware included</text:span></text:span><text:span text:style-name="Strong_20_Emphasis"><text:span text:style-name="T172">. <text:line-break/>Klik vervolgens </text:span></text:span><text:span text:style-name="Strong_20_Emphasis"><text:span text:style-name="T175">op</text:span></text:span><text:span text:style-name="Strong_20_Emphasis"><text:span text:style-name="T172"> </text:span></text:span><text:span text:style-name="Strong_20_Emphasis"><text:span text:style-name="T178">amd64/</text:span></text:span><text:span text:style-name="Strong_20_Emphasis"><text:span text:style-name="T172"> en </text:span></text:span><text:span text:style-name="Strong_20_Emphasis"><text:span text:style-name="T175">daarna op </text:span></text:span><text:span text:style-name="Strong_20_Emphasis"><text:span text:style-name="T178">iso-hybrid/</text:span></text:span><text:span text:style-name="Strong_20_Emphasis"><text:span text:style-name="T172">.<text:line-break/></text:span></text:span><text:span text:style-name="Strong_20_Emphasis"><text:span text:style-name="T176">K</text:span></text:span><text:span text:style-name="Strong_20_Emphasis"><text:span text:style-name="T177">lik op</text:span></text:span><text:span text:style-name="Strong_20_Emphasis"><text:span text:style-name="T173"> </text:span></text:span><text:span text:style-name="T179">debian-live-11...</text:span><text:span text:style-name="T180">-</text:span><text:span text:style-name="T179">amd-64-</text:span><text:span text:style-name="T180">gnome</text:span><text:span text:style-name="T181">+non-fre</text:span><text:span text:style-name="T182">e</text:span><text:span text:style-name="T181">.iso</text:span><text:span text:style-name="Strong_20_Emphasis"><text:span text:style-name="T167">.<text:line-break/></text:span></text:span><text:span text:style-name="Strong_20_Emphasis"><text:span text:style-name="T174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0"><text:span text:style-name="T20"><text:tab/></text:span><text:span text:style-name="Strong_20_Emphasis"><text:span text:style-name="T205">Zoek</text:span></text:span><text:span text:style-name="Strong_20_Emphasis"><text:span text:style-name="T206"> </text:span></text:span><text:span text:style-name="Strong_20_Emphasis"><text:span text:style-name="T223">s</text:span></text:span><text:span text:style-name="Strong_20_Emphasis"><text:span text:style-name="T224">ch</text:span></text:span><text:span text:style-name="Strong_20_Emphasis"><text:span text:style-name="T206"> en klik op het pictogram van</text:span></text:span><text:span text:style-name="Strong_20_Emphasis"><text:span text:style-name="T207"> </text:span></text:span><text:span text:style-name="Strong_20_Emphasis"><text:span text:style-name="T226">Schijven</text:span></text:span><text:span text:style-name="Strong_20_Emphasis"><text:span text:style-name="T208">. Selecteer de USB-stick in de lijst van schijven aan de linkerkant en klik rechtsboven op </text:span></text:span><text:span text:style-name="Strong_20_Emphasis"><text:span text:style-name="T225">Schijfinstellingen</text:span></text:span><text:span text:style-name="Strong_20_Emphasis"><text:span text:style-name="T208"> </text:span></text:span><text:span text:style-name="Strong_20_Emphasis"><text:span text:style-name="T225">⋮</text:span></text:span><text:span text:style-name="Strong_20_Emphasis"><text:span text:style-name="T208"> (icoontje met de drie puntjes).</text:span></text:span></text:p><text:p text:style-name="P81"><text:span text:style-name="Strong_20_Emphasis"><text:span text:style-name="T208"><text:tab/>Kies </text:span></text:span><text:span text:style-name="Strong_20_Emphasis"><text:span text:style-name="T225">Schijfkopie terugzetten</text:span></text:span><text:span text:style-name="Strong_20_Emphasis"><text:span text:style-name="T208"> en selecteer </text:span></text:span><text:span text:style-name="Strong_20_Emphasis"><text:span text:style-name="T219">het net</text:span></text:span><text:span text:style-name="Strong_20_Emphasis"><text:span text:style-name="T217"> gedownloade CD-beeldbestand </text:span></text:span><text:span text:style-name="Strong_20_Emphasis"><text:span text:style-name="T218">(.iso)</text:span></text:span><text:span text:style-name="Strong_20_Emphasis"><text:span text:style-name="T217">.</text:span></text:span></text:p><text:p text:style-name="P80"><text:span text:style-name="Strong_20_Emphasis"><text:span text:style-name="T208"><text:tab/>Klik op </text:span></text:span><text:span text:style-name="Strong_20_Emphasis"><text:span text:style-name="T225">Terugzetten starten</text:span></text:span><text:span text:style-name="Strong_20_Emphasis"><text:span text:style-name="T208"> en vervolgens op </text:span></text:span><text:span text:style-name="Strong_20_Emphasis"><text:span text:style-name="T225">Terugzetten</text:span></text:span><text:span text:style-name="Strong_20_Emphasis"><text:span text:style-name="T209">.<text:line-break/></text:span></text:span><text:span text:style-name="Strong_20_Emphasis"><text:span text:style-name="T221">O</text:span></text:span><text:span text:style-name="Strong_20_Emphasis"><text:span text:style-name="T210">f </text:span></text:span><text:span text:style-name="Strong_20_Emphasis"><text:span text:style-name="T211">gebruik </text:span></text:span><text:span text:style-name="Strong_20_Emphasis"><text:span text:style-name="T212">het programma </text:span></text:span><text:span text:style-name="Strong_20_Emphasis"><text:span text:style-name="T195">Etche</text:span></text:span><text:span text:style-name="Strong_20_Emphasis"><text:span text:style-name="T196">r</text:span></text:span><text:span text:style-name="Strong_20_Emphasis"><text:span text:style-name="T212"> </text:span></text:span><text:span text:style-name="Strong_20_Emphasis"><text:span text:style-name="T213">(</text:span></text:span><text:a xlink:type="simple" xlink:href="https://www.balena.io/etcher/" text:style-name="Internet_20_link" text:visited-style-name="Visited_20_Internet_20_Link"><text:span text:style-name="Strong_20_Emphasis"><text:span text:style-name="T323">etcher.io</text:span></text:span></text:a><text:span text:style-name="Strong_20_Emphasis"><text:span text:style-name="T213">) </text:span></text:span><text:span text:style-name="Strong_20_Emphasis"><text:span text:style-name="T222">dat </text:span></text:span><text:span text:style-name="Strong_20_Emphasis"><text:span text:style-name="T210">beschikbaar </text:span></text:span><text:span text:style-name="Strong_20_Emphasis"><text:span text:style-name="T222">is </text:span></text:span><text:span text:style-name="Strong_20_Emphasis"><text:span text:style-name="T210">voor </text:span></text:span><text:span text:style-name="Strong_20_Emphasis"><text:span text:style-name="T208">Windows, </text:span></text:span><text:span text:style-name="Strong_20_Emphasis"><text:span text:style-name="T214">mac</text:span></text:span><text:span text:style-name="Strong_20_Emphasis"><text:span text:style-name="T215">OS</text:span></text:span><text:span text:style-name="Strong_20_Emphasis"><text:span text:style-name="T212">, </text:span></text:span><text:span text:style-name="Strong_20_Emphasis"><text:span text:style-name="T213">en </text:span></text:span><text:span text:style-name="Strong_20_Emphasis"><text:span text:style-name="T212">Linux</text:span></text:span><text:span text:style-name="Strong_20_Emphasis"><text:span text:style-name="T216">.</text:span></text:span></text:p></text:note-body></text:note></text:span><text:span text:style-name="T157">.</text:span></text:p>
            <text:p text:style-name="P50"><text:span text:style-name="T162">Opstartmenu/</text:span><text:span text:style-name="T163">boot menu</text:span><text:span text:style-name="T162"> </text:span><text:span text:style-name="T157">via </text:span><text:span text:style-name="Definition"><text:span text:style-name="T5">opstartmenu</text:span></text:span><text:span text:style-name="T157">, </text:span><text:span text:style-name="T162">instellingen/</text:span><text:span text:style-name="T163">setup</text:span><text:span text:style-name="T157"> via </text:span><text:span text:style-name="Definition"><text:span text:style-name="T5">instelling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4">V</text:span></text:span><text:span text:style-name="Strong_20_Emphasis"><text:span text:style-name="T41">olg de aanwijzingen </text:span></text:span><text:span text:style-name="Strong_20_Emphasis"><text:span text:style-name="T53">op de schermen</text:span></text:span><text:span text:style-name="Strong_20_Emphasis"><text:span text:style-name="T11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4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2">Als het scherm </text:span></text:span><text:span text:style-name="Strong_20_Emphasis"><text:span text:style-name="T131">Wi-Fi</text:span></text:span><text:span text:style-name="Strong_20_Emphasis"><text:span text:style-name="T42"> verschijnt, kies </text:span></text:span><text:span text:style-name="Strong_20_Emphasis"><text:span text:style-name="T55">het</text:span></text:span><text:span text:style-name="Strong_20_Emphasis"><text:span text:style-name="T42"> draadloos netwerk, maak verbinding, en klik op</text:span></text:span><text:span text:style-name="Strong_20_Emphasis"><text:span text:style-name="T112"> </text:span></text:span><text:span text:style-name="Strong_20_Emphasis"><text:span text:style-name="T149">N</text:span></text:span><text:span text:style-name="Strong_20_Emphasis"><text:span text:style-name="T129">ext</text:span></text:span><text:span text:style-name="Strong_20_Emphasis"><text:span text:style-name="T11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3">Start de installatie</text:span></text:span><text:span text:style-name="Strong_20_Emphasis"><text:span text:style-name="T113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5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6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3">Bij </text:span></text:span><text:span text:style-name="Strong_20_Emphasis"><text:span text:style-name="T132">Welcome</text:span></text:span><text:span text:style-name="Strong_20_Emphasis"><text:span text:style-name="T43"> kies </text:span></text:span><text:span text:style-name="Strong_20_Emphasis"><text:span text:style-name="T132">Nederlands</text:span></text:span><text:span text:style-name="Strong_20_Emphasis"><text:span text:style-name="T43"> en klik op </text:span></text:span><text:span text:style-name="Strong_20_Emphasis"><text:span text:style-name="T132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18">Locatie</text:span> kies bij <text:span text:style-name="T318">Regio</text:span> voor <text:span text:style-name="T318">Europa</text:span> en klik op <text:span text:style-name="T318">Volgende</text:span>.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18">Toetsenbord</text:span> kies <text:span text:style-name="T318">English (US)</text:span> en klik op <text:span text:style-name="T318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9"><text:span text:style-name="T6">Bij </text:span><text:span text:style-name="T17">Partities</text:span><text:span text:style-name="T6"> </text:span><text:span text:style-name="T275">selecteer</text:span><text:span text:style-name="T6"> </text:span><text:span text:style-name="T7">de </text:span><text:span text:style-name="T6">gewenste </text:span><text:span text:style-name="T276">optie </text:span><text:span text:style-name="Strong_20_Emphasis"><text:span text:style-name="T45">en klik op </text:span></text:span><text:span text:style-name="Strong_20_Emphasis"><text:span text:style-name="T133">Volgende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11">Bij </text:span></text:span><text:span text:style-name="Strong_20_Emphasis"><text:span text:style-name="T130">Gebruikers</text:span></text:span><text:span text:style-name="Strong_20_Emphasis"><text:span text:style-name="T111"> vul in </text:span></text:span><text:span text:style-name="Strong_20_Emphasis"><text:span text:style-name="T134">Wat is je naam?</text:span></text:span><text:span text:style-name="Strong_20_Emphasis"><text:span text:style-name="T46"> </text:span></text:span><text:span text:style-name="Definition"><text:span text:style-name="T13">gebruiker</text:span></text:span><text:span text:style-name="Strong_20_Emphasis"><text:span text:style-name="T101">,</text:span></text:span><text:span text:style-name="Strong_20_Emphasis"><text:span text:style-name="T47"> </text:span></text:span><text:span text:style-name="Strong_20_Emphasis"><text:span text:style-name="T134">Welke naam wil je gebruiken om in te loggen?</text:span></text:span><text:span text:style-name="Strong_20_Emphasis"><text:span text:style-name="T47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3">, </text:span></text:span><text:span text:style-name="Strong_20_Emphasis"><text:span text:style-name="T135">Wat is de </text:span></text:span><text:span text:style-name="Strong_20_Emphasis"><text:span text:style-name="T134">naam van deze </text:span></text:span><text:span text:style-name="Strong_20_Emphasis"><text:span text:style-name="T135">computer</text:span></text:span><text:span text:style-name="Strong_20_Emphasis"><text:span text:style-name="T48"> </text:span></text:span><text:span text:style-name="Definition"><text:span text:style-name="T13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18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7">V</text:span></text:span><text:span text:style-name="Strong_20_Emphasis"><text:span text:style-name="T138">olgende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51">Bij </text:span></text:span><text:span text:style-name="Strong_20_Emphasis"><text:span text:style-name="T150">Samenvatting</text:span></text:span><text:span text:style-name="Strong_20_Emphasis"><text:span text:style-name="T115"> </text:span></text:span><text:span text:style-name="Strong_20_Emphasis"><text:span text:style-name="T116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9">Installeer</text:span></text:span><text:span text:style-name="Strong_20_Emphasis"><text:span text:style-name="T40">.</text:span></text:span></text:p>
          </table:table-cell>
        </table:table-row>
      </table:table>
      <text:p text:style-name="P49"><text:span text:style-name="Strong_20_Emphasis"><text:span text:style-name="T114"/></text:span></text:p>
      <text:list xml:id="list80053865450358" text:continue-numbering="true" text:style-name="L1">
        <text:list-item>
          <text:p text:style-name="P94"><text:span text:style-name="Strong_20_Emphasis"><text:span text:style-name="T151">Installatie </text:span></text:span><text:span text:style-name="Strong_20_Emphasis"><text:span text:style-name="T152">afronden</text:span></text:span></text:p>
        </text:list-item>
      </text:list>
      <text:p text:style-name="P51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52">Aanmelden als </text:span></text:span><text:span text:style-name="Definition"><text:span text:style-name="T13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3"><text:span text:style-name="T330">Debian-</text:span><text:span text:style-name="T331">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4">karelzimmer.nl</text:span></text:span></text:a><text:span text:style-name="Strong_20_Emphasis"><text:span text:style-name="T220">) </text:span></text:span>voor het installeren en beheren van Debian en op Debian gebaseerd systeem zoals Ubuntu.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47">De </text:span><text:span text:style-name="T248">Super</text:span><text:span text:style-name="T247">-toets is de Windows</text:span><text:span text:style-name="T249">-</text:span><text:span text:style-name="T250">toets</text:span><text:span text:style-name="T247">, </text:span><text:span text:style-name="T249">C</text:span><text:span text:style-name="T247">ommand-</text:span><text:span text:style-name="T250">toets</text:span><text:span text:style-name="T247">, of </text:span><text:span text:style-name="T249">V</text:span><text:span text:style-name="T247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4">. 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2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4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3 </text:span></text:span><text:span text:style-name="Strong_20_Emphasis"><text:span text:style-name="T146">Installatie</text:span></text:span><text:span text:style-name="Strong_20_Emphasis"><text:span text:style-name="T147"> </text:span></text:span><text:span text:style-name="Strong_20_Emphasis"><text:span text:style-name="T148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1"><text:span text:style-name="Strong_20_Emphasis"><text:span text:style-name="T52"><text:tab/></text:span></text:span></text:p>
      <text:p text:style-name="P52"><text:span text:style-name="Strong_20_Emphasis"><text:span text:style-name="T82"/></text:span></text:p>
      <text:p text:style-name="P53"><text:span text:style-name="Strong_20_Emphasis"><text:span text:style-name="T72"/></text:span></text:p>
      <text:list xml:id="list80052480254177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0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6"><text:span text:style-name="Strong_20_Emphasis"><text:span text:style-name="T52">Aanmelden als </text:span></text:span><text:span text:style-name="Definition"><text:span text:style-name="T13">gebruiker</text:span></text:span><text:span text:style-name="Strong_20_Emphasis"><text:span text:style-name="T57"><text:note text:id="ftn9" text:note-class="footnote"><text:note-citation>1</text:note-citation><text:note-body><text:p text:style-name="P77"><text:span text:style-name="User_20_Entry"><text:span text:style-name="T165">E</text:span></text:span><text:span text:style-name="User_20_Entry"><text:span text:style-name="T184">v</text:span></text:span><text:span text:style-name="User_20_Entry"><text:span text:style-name="T185">en</text:span></text:span><text:span text:style-name="User_20_Entry"><text:span text:style-name="T187">t</text:span></text:span><text:span text:style-name="User_20_Entry"><text:span text:style-name="T188">uele </text:span></text:span><text:span text:style-name="User_20_Entry"><text:span text:style-name="T189">extra </text:span></text:span><text:span text:style-name="User_20_Entry"><text:span text:style-name="T193">gebruiker</text:span></text:span><text:span text:style-name="User_20_Entry"><text:span text:style-name="T189">s aanmelden </text:span></text:span><text:span text:style-name="User_20_Entry"><text:span text:style-name="T190">en dezelfde stappen uitvoeren</text:span></text:span><text:span text:style-name="User_20_Entry"><text:span text:style-name="T186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3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6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 text:id="ftn10" text:note-class="footnote"><text:note-citation>2</text:note-citation><text:note-body><text:p text:style-name="P25"><text:span text:style-name="T247">D</text:span>e <text:span text:style-name="T327">Super</text:span>-toets <text:span text:style-name="T247">is </text:span>de Windows<text:span text:style-name="T325">-</text:span><text:span text:style-name="T326">toets</text:span>, <text:span text:style-name="T325">C</text:span>ommand-<text:span text:style-name="T326">toets</text:span>, of <text:span text:style-name="T325">V</text:span>ergrootglas-toets.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5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4 </text:span></text:span><text:span text:style-name="Strong_20_Emphasis"><text:span text:style-name="T128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19">.</text:span></text:span></text:p>
          </table:table-cell>
        </table:table-row>
      </table:table>
      <text:p text:style-name="P43"><text:span text:style-name="Strong_20_Emphasis"><text:span text:style-name="T99"/></text:span></text:p>
      <text:p text:style-name="P19"/>
      <text:p text:style-name="P19"/>
      <text:p text:style-name="P76"><text:span text:style-name="T153">E</text:span><text:span text:style-name="T154">inde c</text:span><text:span text:style-name="T155">hecklist, </text:span><text:span text:style-name="T156">d</text:span><text:span text:style-name="T155">e</text:span><text:span text:style-name="T268"> installatie van </text:span><text:span text:style-name="T268"><text:reference-ref text:reference-format="text" text:ref-name="Distributie">Debian</text:reference-ref></text:span><text:span text:style-name="T268"><text:s/></text:span><text:span text:style-name="T269"><text:reference-ref text:reference-format="text" text:ref-name="Versie">11</text:reference-ref></text:span><text:span text:style-name="Strong_20_Emphasis"><text:span text:style-name="T271"><text:s/></text:span></text:span><text:span text:style-name="Strong_20_Emphasis"><text:span text:style-name="T272">LTS</text:span></text:span><text:span text:style-name="T270"> </text:span><text:span text:style-name="T268"><text:reference-ref text:reference-format="text" text:ref-name="Editie">Desktop</text:reference-ref></text:span><text:span text:style-name="T268"><text:s/>is voltooid.</text:span></text:p>
      <text:p text:style-name="P42"/>
      <text:p text:style-name="P95"><text:span text:style-name="Emphasis"><text:span text:style-name="T34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0">Karel Zimmer</text:span></text:span></text:a><text:span text:style-name="Emphasis"><text:span text:style-name="T34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1">Publiek Domein Verklaring</text:span></text:span></text:a><text:span text:style-name="Emphasis"><text:span text:style-name="T34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30T08:00:51.796874636">30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09-30T08:00:51.629148809</dc:date>
    <meta:keyword>Installatie</meta:keyword>
    <meta:keyword>Checklist</meta:keyword>
    <meta:keyword>Linux</meta:keyword>
    <meta:editing-cycles>6668</meta:editing-cycles>
    <meta:editing-duration>P11DT17H59M48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5" meta:character-count="4967" meta:non-whitespace-character-count="4264"/>
    <meta:user-defined meta:name="Info 1"/>
    <meta:user-defined meta:name="Info 2"/>
    <meta:user-defined meta:name="Info 3"/>
    <meta:user-defined meta:name="Info 4"/>
  </office:meta>
</office:document-meta>
</file>